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0024" calcext:value-type="float">
            <text:p>29.9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612" calcext:value-type="float">
            <text:p>29.9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4408" calcext:value-type="float">
            <text:p>29.9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6224" calcext:value-type="float">
            <text:p>29.9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18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192" calcext:value-type="float">
            <text:p>30.1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0752" calcext:value-type="float">
            <text:p>30.4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5352" calcext:value-type="float">
            <text:p>32.9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94744" calcext:value-type="float">
            <text:p>37.19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4352" calcext:value-type="float">
            <text:p>36.3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5648" calcext:value-type="float">
            <text:p>36.0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91368" calcext:value-type="float">
            <text:p>36.09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3848" calcext:value-type="float">
            <text:p>36.88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9216" calcext:value-type="float">
            <text:p>36.3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9928" calcext:value-type="float">
            <text:p>35.9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2336" calcext:value-type="float">
            <text:p>34.6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3696" calcext:value-type="float">
            <text:p>34.1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0064" calcext:value-type="float">
            <text:p>34.0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3008" calcext:value-type="float">
            <text:p>33.9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94344" calcext:value-type="float">
            <text:p>33.9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0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28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8624" calcext:value-type="float">
            <text:p>30.1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5472" calcext:value-type="float">
            <text:p>30.0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228" calcext:value-type="float">
            <text:p>29.6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6936" calcext:value-type="float">
            <text:p>29.5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1696" calcext:value-type="float">
            <text:p>29.5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2304" calcext:value-type="float">
            <text:p>29.1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3016" calcext:value-type="float">
            <text:p>28.70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8632" calcext:value-type="float">
            <text:p>28.6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9864" calcext:value-type="float">
            <text:p>28.6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4688" calcext:value-type="float">
            <text:p>28.36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7992" calcext:value-type="float">
            <text:p>27.3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2376" calcext:value-type="float">
            <text:p>27.39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0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728" calcext:value-type="float">
            <text:p>27.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44064" calcext:value-type="float">
            <text:p>27.9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7216" calcext:value-type="float">
            <text:p>28.0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9888" calcext:value-type="float">
            <text:p>28.0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8176" calcext:value-type="float">
            <text:p>28.0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0952" calcext:value-type="float">
            <text:p>28.1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8008" calcext:value-type="float">
            <text:p>28.2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308" calcext:value-type="float">
            <text:p>28.4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0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7464" calcext:value-type="float">
            <text:p>28.47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0512" calcext:value-type="float">
            <text:p>28.48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356" calcext:value-type="float">
            <text:p>28.48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2808" calcext:value-type="float">
            <text:p>28.5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7192" calcext:value-type="float">
            <text:p>28.5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8256" calcext:value-type="float">
            <text:p>28.7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60928" calcext:value-type="float">
            <text:p>28.7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6104" calcext:value-type="float">
            <text:p>29.0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4768" calcext:value-type="float">
            <text:p>29.0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4392" calcext:value-type="float">
            <text:p>29.0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0592" calcext:value-type="float">
            <text:p>29.1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1072" calcext:value-type="float">
            <text:p>29.1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2408" calcext:value-type="float">
            <text:p>29.1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8984" calcext:value-type="float">
            <text:p>29.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4328" calcext:value-type="float">
            <text:p>29.2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432" calcext:value-type="float">
            <text:p>29.3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7688" calcext:value-type="float">
            <text:p>29.5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776" calcext:value-type="float">
            <text:p>29.8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0608" calcext:value-type="float">
            <text:p>30.0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1568" calcext:value-type="float">
            <text:p>30.0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5952" calcext:value-type="float">
            <text:p>30.0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0336" calcext:value-type="float">
            <text:p>30.1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16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5784" calcext:value-type="float">
            <text:p>34.08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4048" calcext:value-type="float">
            <text:p>34.6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2272" calcext:value-type="float">
            <text:p>34.9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916" calcext:value-type="float">
            <text:p>35.1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8784" calcext:value-type="float">
            <text:p>35.22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8304" calcext:value-type="float">
            <text:p>35.19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8096" calcext:value-type="float">
            <text:p>35.05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2712" calcext:value-type="float">
            <text:p>34.6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4696" calcext:value-type="float">
            <text:p>34.5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1128" calcext:value-type="float">
            <text:p>34.17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004" calcext:value-type="float">
            <text:p>34.6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1376" calcext:value-type="float">
            <text:p>34.63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94216" calcext:value-type="float">
            <text:p>34.4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9416" calcext:value-type="float">
            <text:p>34.18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1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27144" calcext:value-type="float">
            <text:p>29.7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0736" calcext:value-type="float">
            <text:p>29.5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5496" calcext:value-type="float">
            <text:p>29.4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0112" calcext:value-type="float">
            <text:p>29.0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9088" calcext:value-type="float">
            <text:p>29.2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9296" calcext:value-type="float">
            <text:p>29.4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9504" calcext:value-type="float">
            <text:p>29.5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652" calcext:value-type="float">
            <text:p>29.3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6776" calcext:value-type="float">
            <text:p>28.3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86" calcext:value-type="float">
            <text:p>26.8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05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3064" calcext:value-type="float">
            <text:p>27.5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6904" calcext:value-type="float">
            <text:p>27.8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54" calcext:value-type="float">
            <text:p>27.9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4544" calcext:value-type="float">
            <text:p>27.9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1704" calcext:value-type="float">
            <text:p>28.11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0848" calcext:value-type="float">
            <text:p>28.1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0472" calcext:value-type="float">
            <text:p>28.1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9616" calcext:value-type="float">
            <text:p>28.16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8112" calcext:value-type="float">
            <text:p>28.3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4208" calcext:value-type="float">
            <text:p>28.3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116" calcext:value-type="float">
            <text:p>28.3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37256" calcext:value-type="float">
            <text:p>28.3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6504" calcext:value-type="float">
            <text:p>28.4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5648" calcext:value-type="float">
            <text:p>28.4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2224" calcext:value-type="float">
            <text:p>28.4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452" calcext:value-type="float">
            <text:p>28.54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28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5208" calcext:value-type="float">
            <text:p>28.71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4352" calcext:value-type="float">
            <text:p>28.72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6272" calcext:value-type="float">
            <text:p>28.8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3704" calcext:value-type="float">
            <text:p>28.8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3328" calcext:value-type="float">
            <text:p>28.9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8192" calcext:value-type="float">
            <text:p>28.9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5664" calcext:value-type="float">
            <text:p>29.3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7104" calcext:value-type="float">
            <text:p>29.4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824" calcext:value-type="float">
            <text:p>29.4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4744" calcext:value-type="float">
            <text:p>29.5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7416" calcext:value-type="float">
            <text:p>29.6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3616" calcext:value-type="float">
            <text:p>29.6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4576" calcext:value-type="float">
            <text:p>29.7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2696" calcext:value-type="float">
            <text:p>29.9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5848" calcext:value-type="float">
            <text:p>30.0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2152" calcext:value-type="float">
            <text:p>30.1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1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4176" calcext:value-type="float">
            <text:p>34.17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6264" calcext:value-type="float">
            <text:p>34.1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8144" calcext:value-type="float">
            <text:p>30.1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4032" calcext:value-type="float">
            <text:p>29.9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9544" calcext:value-type="float">
            <text:p>29.8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6016" calcext:value-type="float">
            <text:p>29.8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7248" calcext:value-type="float">
            <text:p>29.7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5912" calcext:value-type="float">
            <text:p>29.7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91152" calcext:value-type="float">
            <text:p>29.7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1736" calcext:value-type="float">
            <text:p>29.8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3088" calcext:value-type="float">
            <text:p>30.80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3696" calcext:value-type="float">
            <text:p>30.3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8248" calcext:value-type="float">
            <text:p>30.1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5704" calcext:value-type="float">
            <text:p>29.63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7648" calcext:value-type="float">
            <text:p>29.1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07816" calcext:value-type="float">
            <text:p>29.0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24936" calcext:value-type="float">
            <text:p>28.8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9008" calcext:value-type="float">
            <text:p>28.6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6712" calcext:value-type="float">
            <text:p>28.55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9552" calcext:value-type="float">
            <text:p>28.4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1432" calcext:value-type="float">
            <text:p>28.22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6736" calcext:value-type="float">
            <text:p>27.9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4984" calcext:value-type="float">
            <text:p>27.6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0808" calcext:value-type="float">
            <text:p>27.8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9952" calcext:value-type="float">
            <text:p>27.8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7384" calcext:value-type="float">
            <text:p>27.8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912" calcext:value-type="float">
            <text:p>27.8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2728" calcext:value-type="float">
            <text:p>27.9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5984" calcext:value-type="float">
            <text:p>28.0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7696" calcext:value-type="float">
            <text:p>28.0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6464" calcext:value-type="float">
            <text:p>28.0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8384" calcext:value-type="float">
            <text:p>28.2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6296" calcext:value-type="float">
            <text:p>28.27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6164" calcext:value-type="float">
            <text:p>28.3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2496" calcext:value-type="float">
            <text:p>28.3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9448" calcext:value-type="float">
            <text:p>28.3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3936" calcext:value-type="float">
            <text:p>28.4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9176" calcext:value-type="float">
            <text:p>28.45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7568" calcext:value-type="float">
            <text:p>28.5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1576" calcext:value-type="float">
            <text:p>28.6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2056" calcext:value-type="float">
            <text:p>28.6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06064" calcext:value-type="float">
            <text:p>28.7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7504" calcext:value-type="float">
            <text:p>28.7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0072" calcext:value-type="float">
            <text:p>28.7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7336" calcext:value-type="float">
            <text:p>28.9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8296" calcext:value-type="float">
            <text:p>29.0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9256" calcext:value-type="float">
            <text:p>29.0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87064" calcext:value-type="float">
            <text:p>29.08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6312" calcext:value-type="float">
            <text:p>29.1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8336" calcext:value-type="float">
            <text:p>29.3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25976" calcext:value-type="float">
            <text:p>29.5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36" calcext:value-type="float">
            <text:p>29.5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18" calcext:value-type="float">
            <text:p>29.6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1424" calcext:value-type="float">
            <text:p>29.6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49064" calcext:value-type="float">
            <text:p>29.8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7728" calcext:value-type="float">
            <text:p>29.8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432" calcext:value-type="float">
            <text:p>30.1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2632" calcext:value-type="float">
            <text:p>30.2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2024" calcext:value-type="float">
            <text:p>34.48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58224" calcext:value-type="float">
            <text:p>34.55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6136" calcext:value-type="float">
            <text:p>34.6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9288" calcext:value-type="float">
            <text:p>34.6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6344" calcext:value-type="float">
            <text:p>34.75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4736" calcext:value-type="float">
            <text:p>34.8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5216" calcext:value-type="float">
            <text:p>34.8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4256" calcext:value-type="float">
            <text:p>34.81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98432" calcext:value-type="float">
            <text:p>34.6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0584" calcext:value-type="float">
            <text:p>34.3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24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5512" calcext:value-type="float">
            <text:p>34.1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0792" calcext:value-type="float">
            <text:p>34.53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9584" calcext:value-type="float">
            <text:p>35.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4272" calcext:value-type="float">
            <text:p>35.70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9824" calcext:value-type="float">
            <text:p>35.92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0824" calcext:value-type="float">
            <text:p>36.31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5312" calcext:value-type="float">
            <text:p>36.40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0968" calcext:value-type="float">
            <text:p>36.7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9488" calcext:value-type="float">
            <text:p>36.28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426" calcext:value-type="float">
            <text:p>36.04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8264" calcext:value-type="float">
            <text:p>34.87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6664" calcext:value-type="float">
            <text:p>33.5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0416" calcext:value-type="float">
            <text:p>34.5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0352" calcext:value-type="float">
            <text:p>34.8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0664" calcext:value-type="float">
            <text:p>35.0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1912" calcext:value-type="float">
            <text:p>35.8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9112" calcext:value-type="float">
            <text:p>36.32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7232" calcext:value-type="float">
            <text:p>36.5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5896" calcext:value-type="float">
            <text:p>36.50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0656" calcext:value-type="float">
            <text:p>36.49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7712" calcext:value-type="float">
            <text:p>36.55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7816" calcext:value-type="float">
            <text:p>36.6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0448" calcext:value-type="float">
            <text:p>36.35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2184" calcext:value-type="float">
            <text:p>35.76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4128" calcext:value-type="float">
            <text:p>35.31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0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2216" calcext:value-type="float">
            <text:p>29.9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8272" calcext:value-type="float">
            <text:p>29.6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1592" calcext:value-type="float">
            <text:p>29.5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5832" calcext:value-type="float">
            <text:p>29.1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3456" calcext:value-type="float">
            <text:p>28.4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212" calcext:value-type="float">
            <text:p>28.3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9344" calcext:value-type="float">
            <text:p>28.2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256" calcext:value-type="float">
            <text:p>27.9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3752" calcext:value-type="float">
            <text:p>27.7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4504" calcext:value-type="float">
            <text:p>27.6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9064" calcext:value-type="float">
            <text:p>26.03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17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4136" calcext:value-type="float">
            <text:p>26.23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6784" calcext:value-type="float">
            <text:p>26.8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5176" calcext:value-type="float">
            <text:p>26.93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48" calcext:value-type="float">
            <text:p>26.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4712" calcext:value-type="float">
            <text:p>27.7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03856" calcext:value-type="float">
            <text:p>27.8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8616" calcext:value-type="float">
            <text:p>27.7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3376" calcext:value-type="float">
            <text:p>27.7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5024" calcext:value-type="float">
            <text:p>28.0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9992" calcext:value-type="float">
            <text:p>28.1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0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7904" calcext:value-type="float">
            <text:p>28.1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972" calcext:value-type="float">
            <text:p>28.23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0068" calcext:value-type="float">
            <text:p>28.3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10408" calcext:value-type="float">
            <text:p>28.4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4312" calcext:value-type="float">
            <text:p>28.4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6024" calcext:value-type="float">
            <text:p>28.3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56128" calcext:value-type="float">
            <text:p>28.4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5376" calcext:value-type="float">
            <text:p>28.5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1472" calcext:value-type="float">
            <text:p>28.54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84144" calcext:value-type="float">
            <text:p>28.5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596" calcext:value-type="float">
            <text:p>28.6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3768" calcext:value-type="float">
            <text:p>28.6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5584" calcext:value-type="float">
            <text:p>28.67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8736" calcext:value-type="float">
            <text:p>28.7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0176" calcext:value-type="float">
            <text:p>28.8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6752" calcext:value-type="float">
            <text:p>28.87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4184" calcext:value-type="float">
            <text:p>28.9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4288" calcext:value-type="float">
            <text:p>28.9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364" calcext:value-type="float">
            <text:p>29.1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6792" calcext:value-type="float">
            <text:p>29.1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2512" calcext:value-type="float">
            <text:p>29.2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2992" calcext:value-type="float">
            <text:p>29.2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9568" calcext:value-type="float">
            <text:p>29.3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1384" calcext:value-type="float">
            <text:p>29.3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7584" calcext:value-type="float">
            <text:p>29.4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4368" calcext:value-type="float">
            <text:p>29.6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8104" calcext:value-type="float">
            <text:p>29.7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4304" calcext:value-type="float">
            <text:p>29.8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4592" calcext:value-type="float">
            <text:p>34.4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2984" calcext:value-type="float">
            <text:p>34.5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9456" calcext:value-type="float">
            <text:p>34.50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7456" calcext:value-type="float">
            <text:p>33.74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2112" calcext:value-type="float">
            <text:p>33.6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2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3056" calcext:value-type="float">
            <text:p>32.83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0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1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8688" calcext:value-type="float">
            <text:p>29.8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57624" calcext:value-type="float">
            <text:p>29.7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7896" calcext:value-type="float">
            <text:p>29.6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836" calcext:value-type="float">
            <text:p>28.7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51328" calcext:value-type="float">
            <text:p>28.1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0256" calcext:value-type="float">
            <text:p>25.6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1408" calcext:value-type="float">
            <text:p>24.98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5688" calcext:value-type="float">
            <text:p>24.9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7024" calcext:value-type="float">
            <text:p>24.95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84" calcext:value-type="float">
            <text:p>25.0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0176" calcext:value-type="float">
            <text:p>25.03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5792" calcext:value-type="float">
            <text:p>25.0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6752" calcext:value-type="float">
            <text:p>25.06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1136" calcext:value-type="float">
            <text:p>25.0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7544" calcext:value-type="float">
            <text:p>25.30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2888" calcext:value-type="float">
            <text:p>25.3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0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5184" calcext:value-type="float">
            <text:p>25.47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0048" calcext:value-type="float">
            <text:p>25.53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824" calcext:value-type="float">
            <text:p>25.64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872" calcext:value-type="float">
            <text:p>25.6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892" calcext:value-type="float">
            <text:p>25.6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9024" calcext:value-type="float">
            <text:p>25.7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3408" calcext:value-type="float">
            <text:p>25.7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6936" calcext:value-type="float">
            <text:p>25.77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0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8272" calcext:value-type="float">
            <text:p>25.7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9608" calcext:value-type="float">
            <text:p>25.8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3136" calcext:value-type="float">
            <text:p>25.8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1424" calcext:value-type="float">
            <text:p>25.8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2488" calcext:value-type="float">
            <text:p>26.00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1152" calcext:value-type="float">
            <text:p>25.98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5316" calcext:value-type="float">
            <text:p>28.05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14580645161" calcext:value-type="float">
            <text:p>30.10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78344" calcext:value-type="float">
            <text:p>32.50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9111483871" calcext:value-type="float">
            <text:p>32.8591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5553548387" calcext:value-type="float">
            <text:p>31.9245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74088" calcext:value-type="float">
            <text:p>30.67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47150967742" calcext:value-type="float">
            <text:p>29.5647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1652" calcext:value-type="float">
            <text:p>24.90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66077419355" calcext:value-type="float">
            <text:p>24.846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49737931035" calcext:value-type="float">
            <text:p>25.47497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2183225806" calcext:value-type="float">
            <text:p>26.1062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59974193548" calcext:value-type="float">
            <text:p>26.845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23904" calcext:value-type="float">
            <text:p>27.81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509499354839" calcext:value-type="float">
            <text:p>29.55094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39975" calcext:value-type="float">
            <text:p>31.9839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46704516129" calcext:value-type="float">
            <text:p>32.30467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02588387097" calcext:value-type="float">
            <text:p>31.4202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222" calcext:value-type="float">
            <text:p>29.19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6911428571" calcext:value-type="float">
            <text:p>28.11769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30168" calcext:value-type="float">
            <text:p>25.7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88232" calcext:value-type="float">
            <text:p>25.78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663" calcext:value-type="float">
            <text:p>26.376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1711483871" calcext:value-type="float">
            <text:p>26.9917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20448571429" calcext:value-type="float">
            <text:p>27.68204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70274285714" calcext:value-type="float">
            <text:p>39.0270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9223483871" calcext:value-type="float">
            <text:p>35.27922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478018064516" calcext:value-type="float">
            <text:p>34.54780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4496" calcext:value-type="float">
            <text:p>32.75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78304516129" calcext:value-type="float">
            <text:p>30.9178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13776" calcext:value-type="float">
            <text:p>26.2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39878709677" calcext:value-type="float">
            <text:p>24.75398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166" calcext:value-type="float">
            <text:p>25.331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8386" calcext:value-type="float">
            <text:p>25.948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91805714286" calcext:value-type="float">
            <text:p>26.8991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1532" calcext:value-type="float">
            <text:p>27.7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0945" calcext:value-type="float">
            <text:p>29.150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16357142857" calcext:value-type="float">
            <text:p>32.68163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30252903226" calcext:value-type="float">
            <text:p>34.0130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06658064516" calcext:value-type="float">
            <text:p>33.840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4864" calcext:value-type="float">
            <text:p>32.6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40606451613" calcext:value-type="float">
            <text:p>30.154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3856" calcext:value-type="float">
            <text:p>25.2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33752258064" calcext:value-type="float">
            <text:p>24.473375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5871428571" calcext:value-type="float">
            <text:p>24.99958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23496774193" calcext:value-type="float">
            <text:p>25.68234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0650322581" calcext:value-type="float">
            <text:p>26.50206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66376" calcext:value-type="float">
            <text:p>27.65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99427096774" calcext:value-type="float">
            <text:p>30.11994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1584" calcext:value-type="float">
            <text:p>33.19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5943225807" calcext:value-type="float">
            <text:p>33.30559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65976" calcext:value-type="float">
            <text:p>32.41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45868387097" calcext:value-type="float">
            <text:p>30.2345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99338947368" calcext:value-type="float">
            <text:p>25.6999338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97667096774" calcext:value-type="float">
            <text:p>24.13976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05390344828" calcext:value-type="float">
            <text:p>24.86053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51953548387" calcext:value-type="float">
            <text:p>25.61519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7256774194" calcext:value-type="float">
            <text:p>26.4047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62" calcext:value-type="float">
            <text:p>27.56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65303225806" calcext:value-type="float">
            <text:p>30.126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9992" calcext:value-type="float">
            <text:p>33.9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29308387097" calcext:value-type="float">
            <text:p>35.2729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77561290323" calcext:value-type="float">
            <text:p>34.157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79128" calcext:value-type="float">
            <text:p>33.94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1094193548" calcext:value-type="float">
            <text:p>32.695109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70664" calcext:value-type="float">
            <text:p>26.6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2564" calcext:value-type="float">
            <text:p>23.56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9797" calcext:value-type="float">
            <text:p>24.029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2987862069" calcext:value-type="float">
            <text:p>24.77298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20276923077" calcext:value-type="float">
            <text:p>25.60202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67192727273" calcext:value-type="float">
            <text:p>26.536719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9016" calcext:value-type="float">
            <text:p>28.4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47002105263" calcext:value-type="float">
            <text:p>36.9647002105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269548387097" calcext:value-type="float">
            <text:p>36.226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888312" calcext:value-type="float">
            <text:p>34.4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3233548387" calcext:value-type="float">
            <text:p>32.7353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25128" calcext:value-type="float">
            <text:p>27.57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99597419355" calcext:value-type="float">
            <text:p>22.7099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26266666667" calcext:value-type="float">
            <text:p>23.1326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7976" calcext:value-type="float">
            <text:p>23.9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3788" calcext:value-type="float">
            <text:p>24.97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9858461538" calcext:value-type="float">
            <text:p>26.292985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5896774194" calcext:value-type="float">
            <text:p>28.745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33387826087" calcext:value-type="float">
            <text:p>32.743338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49827096774" calcext:value-type="float">
            <text:p>39.96498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54412631579" calcext:value-type="float">
            <text:p>39.685441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2768" calcext:value-type="float">
            <text:p>35.08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44232727273" calcext:value-type="float">
            <text:p>34.07442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3928" calcext:value-type="float">
            <text:p>23.5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0763870968" calcext:value-type="float">
            <text:p>22.0700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39628571429" calcext:value-type="float">
            <text:p>22.4539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9489032258" calcext:value-type="float">
            <text:p>22.9919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52038709677" calcext:value-type="float">
            <text:p>23.8152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3648" calcext:value-type="float">
            <text:p>25.11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1698" calcext:value-type="float">
            <text:p>27.30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646" calcext:value-type="float">
            <text:p>30.09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00802580645" calcext:value-type="float">
            <text:p>34.7600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9352516129" calcext:value-type="float">
            <text:p>34.09935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1428" calcext:value-type="float">
            <text:p>34.03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88993548387" calcext:value-type="float">
            <text:p>31.6288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2816" calcext:value-type="float">
            <text:p>24.5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83011612903" calcext:value-type="float">
            <text:p>21.82830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93944827586" calcext:value-type="float">
            <text:p>22.2193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7368516129" calcext:value-type="float">
            <text:p>22.7973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89633548387" calcext:value-type="float">
            <text:p>23.75896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46792" calcext:value-type="float">
            <text:p>25.14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59096774194" calcext:value-type="float">
            <text:p>27.495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28888" calcext:value-type="float">
            <text:p>32.61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75958709677" calcext:value-type="float">
            <text:p>33.0475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46352" calcext:value-type="float">
            <text:p>29.36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53215483871" calcext:value-type="float">
            <text:p>26.305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25504" calcext:value-type="float">
            <text:p>22.74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77963870968" calcext:value-type="float">
            <text:p>22.8777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65581176471" calcext:value-type="float">
            <text:p>23.246558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37203478261" calcext:value-type="float">
            <text:p>24.2337203478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77352258065" calcext:value-type="float">
            <text:p>25.06773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3304" calcext:value-type="float">
            <text:p>26.31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9463225807" calcext:value-type="float">
            <text:p>29.26394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49552" calcext:value-type="float">
            <text:p>33.1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83517419355" calcext:value-type="float">
            <text:p>34.2283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0433548387" calcext:value-type="float">
            <text:p>36.59104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02648" calcext:value-type="float">
            <text:p>33.97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4376774194" calcext:value-type="float">
            <text:p>30.1964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5042" calcext:value-type="float">
            <text:p>22.815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53561290323" calcext:value-type="float">
            <text:p>22.575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5054285714" calcext:value-type="float">
            <text:p>23.0395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983225806" calcext:value-type="float">
            <text:p>23.6982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24668387097" calcext:value-type="float">
            <text:p>24.70246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40832" calcext:value-type="float">
            <text:p>25.96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15708387097" calcext:value-type="float">
            <text:p>28.2015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7029677419" calcext:value-type="float">
            <text:p>37.9357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32774193548" calcext:value-type="float">
            <text:p>35.563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23376" calcext:value-type="float">
            <text:p>33.89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16712258065" calcext:value-type="float">
            <text:p>34.4616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37272" calcext:value-type="float">
            <text:p>23.62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3220645161" calcext:value-type="float">
            <text:p>22.15532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3805714286" calcext:value-type="float">
            <text:p>22.53038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58410322581" calcext:value-type="float">
            <text:p>23.18584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7840516129" calcext:value-type="float">
            <text:p>24.28784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2844" calcext:value-type="float">
            <text:p>25.80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72992" calcext:value-type="float">
            <text:p>28.105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00252903226" calcext:value-type="float">
            <text:p>21.4400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7211034483" calcext:value-type="float">
            <text:p>21.692721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8676129032" calcext:value-type="float">
            <text:p>22.0588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8012903226" calcext:value-type="float">
            <text:p>22.695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26752" calcext:value-type="float">
            <text:p>23.84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5824516129" calcext:value-type="float">
            <text:p>26.445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6588" calcext:value-type="float">
            <text:p>34.67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68167741936" calcext:value-type="float">
            <text:p>39.546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83215483871" calcext:value-type="float">
            <text:p>38.878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83736" calcext:value-type="float">
            <text:p>34.68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29717647059" calcext:value-type="float">
            <text:p>34.9829717647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0387368421" calcext:value-type="float">
            <text:p>21.305038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1873548387" calcext:value-type="float">
            <text:p>20.9791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47477142857" calcext:value-type="float">
            <text:p>21.00474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8585806452" calcext:value-type="float">
            <text:p>21.15085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79256774194" calcext:value-type="float">
            <text:p>21.52792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8104" calcext:value-type="float">
            <text:p>22.15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28843870968" calcext:value-type="float">
            <text:p>23.96288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70448" calcext:value-type="float">
            <text:p>31.06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88049032258" calcext:value-type="float">
            <text:p>36.6988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18384" calcext:value-type="float">
            <text:p>33.301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67824" calcext:value-type="float">
            <text:p>30.18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7086451613" calcext:value-type="float">
            <text:p>31.14770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57672" calcext:value-type="float">
            <text:p>20.8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8812903226" calcext:value-type="float">
            <text:p>20.668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53611428571" calcext:value-type="float">
            <text:p>20.90536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60064516129" calcext:value-type="float">
            <text:p>20.896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2472516129" calcext:value-type="float">
            <text:p>20.9624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16152" calcext:value-type="float">
            <text:p>21.71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0663483871" calcext:value-type="float">
            <text:p>23.9406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10176" calcext:value-type="float">
            <text:p>27.1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4551483871" calcext:value-type="float">
            <text:p>30.6645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46498064516" calcext:value-type="float">
            <text:p>30.66464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68144" calcext:value-type="float">
            <text:p>26.8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7256516129" calcext:value-type="float">
            <text:p>27.9972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91136" calcext:value-type="float">
            <text:p>21.55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71625806452" calcext:value-type="float">
            <text:p>21.297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6034285714" calcext:value-type="float">
            <text:p>21.53760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29512258064" calcext:value-type="float">
            <text:p>21.84295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17821935484" calcext:value-type="float">
            <text:p>22.321782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70745806452" calcext:value-type="float">
            <text:p>25.9270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98792" calcext:value-type="float">
            <text:p>32.45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7975483871" calcext:value-type="float">
            <text:p>38.247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78869677419" calcext:value-type="float">
            <text:p>35.59788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402" calcext:value-type="float">
            <text:p>34.70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2260645161" calcext:value-type="float">
            <text:p>32.05522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7576" calcext:value-type="float">
            <text:p>23.53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9065806452" calcext:value-type="float">
            <text:p>21.153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47139310345" calcext:value-type="float">
            <text:p>21.00471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65785806452" calcext:value-type="float">
            <text:p>21.19657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93078709677" calcext:value-type="float">
            <text:p>21.5993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60816" calcext:value-type="float">
            <text:p>22.44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63811612903" calcext:value-type="float">
            <text:p>25.5163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36147096774" calcext:value-type="float">
            <text:p>38.16361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57563870968" calcext:value-type="float">
            <text:p>37.0357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55176" calcext:value-type="float">
            <text:p>33.935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4135483871" calcext:value-type="float">
            <text:p>30.384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5012" calcext:value-type="float">
            <text:p>22.57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86278709677" calcext:value-type="float">
            <text:p>19.9686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5185714286" calcext:value-type="float">
            <text:p>20.2055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74472258064" calcext:value-type="float">
            <text:p>20.4774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37625806452" calcext:value-type="float">
            <text:p>20.763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4136" calcext:value-type="float">
            <text:p>21.1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51938064516" calcext:value-type="float">
            <text:p>22.8251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18184" calcext:value-type="float">
            <text:p>25.52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8128516129" calcext:value-type="float">
            <text:p>32.6881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06451612903" calcext:value-type="float">
            <text:p>32.200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28296" calcext:value-type="float">
            <text:p>30.46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29530322581" calcext:value-type="float">
            <text:p>28.27295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99216" calcext:value-type="float">
            <text:p>20.1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17424516129" calcext:value-type="float">
            <text:p>18.0217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02714285714" calcext:value-type="float">
            <text:p>18.5002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5246451613" calcext:value-type="float">
            <text:p>19.0075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22144516129" calcext:value-type="float">
            <text:p>19.5122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59848" calcext:value-type="float">
            <text:p>20.04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0534193548" calcext:value-type="float">
            <text:p>21.9600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06864" calcext:value-type="float">
            <text:p>27.64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76978064516" calcext:value-type="float">
            <text:p>30.66769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3271483871" calcext:value-type="float">
            <text:p>28.04327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37384" calcext:value-type="float">
            <text:p>25.64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2046112592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95572173913" calcext:value-type="float">
            <text:p>25.479557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66" meta:object-count="0"/>
    <meta:user-defined meta:name="AppVersion">3.0</meta:user-defined>
  </office:meta>
</office:document-meta>
</file>